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74622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letter-spacing="-0.009cm" style:font-size-asian="9pt" style:font-size-complex="9pt"/>
    </style:style>
    <style:style style:name="T42" style:family="text">
      <style:text-properties fo:color="#221f1f" fo:letter-spacing="-0.007cm" fo:font-style="normal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0c812" style:font-style-asian="normal" style:font-style-complex="normal"/>
    </style:style>
    <style:style style:name="T45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5"><text:text-input text:description="&lt;if test=&quot;print_warranty and line.product_id.warranty&quot;&gt;">if</text:text-input></text:span><text:span text:style-name="T55"><text:text-input text:description="&lt;formatLang(line.product_id.warranty,digits=0)&gt;">12</text:text-input></text:span><text:span text:style-name="T55"> </text:span><text:span text:style-name="T55"><text:text-input text:description="&lt;month&gt;">meses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5"><text:text-input text:description="&lt;if test=&quot;print_serial_number&quot;&gt;">if</text:text-input></text:span><text:span text:style-name="T55"><text:text-input text:description="&lt;line.prodlot_id.name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5"><text:text-input text:description="&lt;if test=&quot;print_lot_life_date and line.prodlot_id.life_date&quot;&gt;">if</text:text-input></text:span><text:span text:style-name="T55"><text:text-input text:description="&lt;formatLang(line.prodlot_id.life_date,date=True)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74622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10c812" style:font-style-asian="normal" style:font-style-complex="normal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context.get('stock_report_type',False)=='remit'&quot;&gt;">if</text:text-input><text:text-input text:description="&lt;remit_title&gt;">Remit</text:text-input><text:text-input text:description="&lt;/if&gt;">/i</text:text-input><text:text-input text:description="&lt;if test=&quot;context.get('stock_report_type',False)!='remit'&quot;&gt;">if</text:text-input><text:span text:style-name="MT1"><text:text-input text:description="&lt;picking_title&gt;">Pick</text:text-input></text:span><text:text-input text:description="&lt;/if&gt;">/i</text:text-input> </text:p>
              <text:p text:style-name="MP7"><text:span text:style-name="MT2"><text:text-input text:description="&lt;if test=&quot;print_number&quot;&gt;">IF2</text:text-input></text:span>Nº: <text:span text:style-name="MT3"><text:text-input text:description="&lt;if test=&quot;use_stock_remit&quot;&gt;">if</text:text-input></text:span><text:span text:style-name="MT2"><text:text-input text:description="&lt;o.print_sequence_number&gt;">000</text:text-input></text:span><text:span text:style-name="MT2"><text:text-input text:description="&lt;/if&gt;">/if</text:text-input></text:span><text:span text:style-name="MT3"><text:text-input text:description="&lt;if test=&quot;not use_stock_remit&quot;&gt;">if</text:text-input></text:span><text:span text:style-name="MT2"><text:text-input text:description="&lt;o.name&gt;">000</text:text-input></text:span><text:span text:style-name="MT2"><text:text-input text:description="&lt;/if&gt;">/if</text:text-input></text:span><text:span text:style-name="MT2"><text:text-input text:description="&lt;/if&gt;">/if</text:text-input></text:span></text:p>
              <text:p text:style-name="MP8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9"><text:span text:style-name="MT2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2"><text:text-input text:description="&lt;/if&gt;">end if</text:text-input></text:span><text:span text:style-name="MT2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Contacto</text:span><text:span text:style-name="MT19">:</text:span><text:span text:style-name="MT20"> </text:span><text:span text:style-name="MT21"><text:placeholder text:placeholder-type="text">&lt;if test="o.partner_id.parent_id"&gt;</text:placeholder></text:span><text:span text:style-name="MT21"><text:placeholder text:placeholder-type="text">&lt;o.partner_id.name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7">Cond IVA</text:span><text:span text:style-name="MT19">:</text:span><text:span text:style-name="MT20"> </text:span><text:span text:style-name="MT21"><text:placeholder text:placeholder-type="text">&lt;o.partner_id.commercial_partner_id.responsability_id.name&gt;</text:placeholder></text:span></text:p>
              <text:p text:style-name="MP29"><text:span text:style-name="MT28">CUIT</text:span><text:span text:style-name="MT29">:</text:span><text:span text:style-name="MT30"> </text:span><text:span text:style-name="MT30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0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1"><text:span text:style-name="MT39">CUIT</text:span><text:span text:style-name="MT40">:</text:span><text:span text:style-name="MT41"> </text:span><text:span text:style-name="MT42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2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3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5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print_warranty&quot;&gt;">if</text:text-input></text:span><text:span text:style-name="MT56">Garantía</text:span><text:span text:style-name="MT55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6"><text:text-input text:description="&lt;if test=&quot;print_serial_number&quot;&gt;">if</text:text-input></text:span><text:span text:style-name="MT56">Loe / N de serie</text:span><text:span text:style-name="MT55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5"><text:text-input text:description="&lt;if test=&quot;print_lot_life_date&quot;&gt;">if</text:text-input></text:span><text:span text:style-name="MT56">Vencimiento</text:span><text:span text:style-name="MT55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7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7">Recibí Conforme</text:span>:</text:p>
              <text:p text:style-name="MP45"><text:span text:style-name="MT57">Fecha</text:span>: <text:s/><text:span text:style-name="MT58"><text:s text:c="5"/>/ <text:s text:c="5"/>/ <text:s text:c="5"/></text:span></text:p>
              <text:p text:style-name="MP45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23T12:46:11.619858118</dc:date>
    <meta:editing-duration>PT21H3M42S</meta:editing-duration>
    <meta:editing-cycles>292</meta:editing-cycles>
    <meta:generator>LibreOffice/4.2.6.3$Linux_X86_64 LibreOffice_project/420m0$Build-3</meta:generator>
    <meta:document-statistic meta:table-count="6" meta:image-count="0" meta:object-count="0" meta:page-count="1" meta:paragraph-count="65" meta:word-count="296" meta:character-count="1790" meta:non-whitespace-character-count="1549"/>
  </office:meta>
</office:document-meta>
</file>